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left="0cm" fo:margin-right="0cm"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ize="10pt" fo:font-weight="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Quicksort</text:span> (von engl. <text:span text:style-name="T2">quick</text:span> – schnell, <text:span text:style-name="T2">to sort</text:span> – sortieren) ist ein schneller, <text:a xlink:type="simple" xlink:href="http://de.wikipedia.org/wiki/Rekursion">rekursiver</text:a>, nicht-<text:a xlink:type="simple" xlink:href="http://de.wikipedia.org/wiki/Stabil_%28Sortierverfahren%29">stabiler</text:a> <text:a xlink:type="simple" xlink:href="http://de.wikipedia.org/wiki/Sortierverfahren">Sortieralgorithmus</text:a>, der nach dem Prinzip <text:a xlink:type="simple" xlink:href="http://de.wikipedia.org/wiki/Teile_und_herrsche_%28Informatik%29"><text:span text:style-name="T2">Teile und herrsche</text:span></text:a> (lat. <text:span text:style-name="T2">Divide et impera!</text:span>, engl. <text:span text:style-name="T2">Divide and conquer</text:span>) arbeitet. Er wurde ca. <text:a xlink:type="simple" xlink:href="http://de.wikipedia.org/wiki/1960">1960</text:a> von <text:a xlink:type="simple" xlink:href="http://de.wikipedia.org/wiki/C._A._R._Hoare">C. Antony R. Hoare</text:a> in seiner Grundform entwickelt<text:bookmark text:name="_ref-Hoare_0"/><text:a xlink:type="simple" xlink:href="http://de.wikipedia.org/wiki/Quicksort#_note-Hoare">[1]</text:a> und seitdem von vielen Forschern verbessert. Der Algorithmus hat den Vorteil, dass er über eine sehr kurze innere Schleife verfügt (was die Ausführungsgeschwindigkeit stark erhöht) und ohne zusätzlichen Speicherplatz auskommt (abgesehen von dem für die Rekursion zusätzlichen benötigten Platz auf dem <text:a xlink:type="simple" xlink:href="http://de.wikipedia.org/wiki/Stapelspeicher">Aufruf-Stack</text:a>). </text:p>
      <text:p text:style-name="Standard"/>
      <text:h text:style-name="P1" text:outline-level="2" text:is-list-header="true">Prinzip <text:span text:style-name="T3">[</text:span><text:a xlink:type="simple" xlink:href="http://de.wikipedia.org/w/index.php?title=Quicksort&amp;action=edit&amp;section=1"><text:span text:style-name="T3">Bearbeiten</text:span></text:a><text:span text:style-name="T3">]</text:span></text:h>
      <text:p text:style-name="Text_20_body">Zunächst wird die zu sortierende Liste in zwei Teillisten umsortiert. Dazu wählt Quicksort ein sogenanntes <text:a xlink:type="simple" xlink:href="http://de.wikipedia.org/wiki/Pivotelement">Pivotelement</text:a> aus der Liste aus, das die Grenze zwischen den beiden Teillisten festlegt. Alle Elemente, die kleiner als das Pivotelement sind, kommen in die linke untere Teilliste, und alle, die größer sind, in die rechte obere Teilliste. Die Längen der Teillisten werden also nicht schon vorher festgelegt, sondern ergeben sich aus der Wahl des Pivotelements. Die Positionen der Elemente, die gleich dem Pivotelement sind, hängen vom verwendeten Teilungsalgorithmus ab. Sie können sich beliebig auf die Teillisten verteilen. Da sich die Reihenfolge von gleichwertigen Elementen zueinander ändern kann, ist Quicksort im Allgemeinen <text:a xlink:type="simple" xlink:href="http://de.wikipedia.org/wiki/Stabiles_Sortierverfahren">nicht stabil</text:a>.</text:p>
      <text:p text:style-name="Text_20_body">Am Ende der Aufteilung sind die beiden Teillisten zueinander bereits sortiert: ein Element aus der unteren Teilliste ist immer kleiner gleich einem Element aus der oberen Teilliste. Anschließend muss man also nur noch jede Teilliste in sich sortieren, um die Sortierung zu vollenden. Dazu wird der Quicksort-Algorithmus jeweils auf der unteren und auf der oberen Teilliste ausgeführt. Diese Selbstaufrufe werden als <text:a xlink:type="simple" xlink:href="http://de.wikipedia.org/wiki/Rekursion">Rekursion</text:a> bezeichnet. Jede Teilliste wird dann wieder in zwei Teillisten aufgeteilt und auf diese jeweils wieder der Quicksort-Algorithmus angewandt, und so fort. Wenn eine Teilliste der Länge eins oder null auftritt, so ist diese bereits sortiert und es erfolgt der <text:a xlink:type="simple" xlink:href="http://de.wikipedia.org/wiki/Abbruchbedingung">Abbruch der Rekursion</text:a>, d. h. für diese Teilliste wird Quicksort nicht mehr aufgerufen.</text:p>
      <text:p text:style-name="Text_20_body">Das Verfahren muss sicherstellen, dass eine Teilliste mindestens um eins kürzer ist als die Gesamtliste. Dann endet die Rekursion garantiert nach endlich vielen Schritten. Das kann z. B. dadurch erreicht werden, dass das ursprünglich als Pivot gewählte Element auf einen Platz zwischen den Teillisten gesetzt wird und somit zu keiner Teilliste gehört.</text:p>
      <text:p text:style-name="Standard"/>
      <text:p text:style-name="Standard">Nach der Wahl des Pivotelementes wird zunächst ein Element vom Anfang der Liste beginnend gesucht (Index i), welches größer oder gleich dem Pivotelement ist. Entsprechend wird vom Ende der Liste beginnend ein Element kleiner oder gleich dem Pivotelement gesucht (Index j). Die beiden Elemente werden dann vertauscht und landen damit in der jeweils richtigen Teilliste. Dann werden die beiden Suchvorgänge von den erreichten Positionen fortgesetzt, bis sich die untere und obere Suche treffen; dort ist die Grenze zwischen den beiden Teillis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1-24T17:24:03</dc:date>
    <meta:editing-cycles>1</meta:editing-cycles>
    <meta:editing-duration>PT40S</meta:editing-duration>
    <meta:user-defined meta:name="Info 1"/>
    <meta:user-defined meta:name="Info 2"/>
    <meta:user-defined meta:name="Info 3"/>
    <meta:user-defined meta:name="Info 4"/>
    <meta:document-statistic meta:table-count="0" meta:image-count="0" meta:object-count="0" meta:page-count="1" meta:paragraph-count="6" meta:word-count="447" meta:character-count="3053"/>
  </office:meta>
</office:document-meta>
</file>